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Pictures/200000070000036A0000087BEDA45EE2.svm"/>
  <manifest:file-entry manifest:media-type="" manifest:full-path="Pictures/20000007000010550000107047D3E406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Default_20_Text">
      <style:paragraph-properties fo:text-align="center" style:justify-single-word="false"/>
    </style:style>
    <style:style style:name="P3" style:family="paragraph" style:parent-style-name="Default_20_Text">
      <style:paragraph-properties fo:text-align="start" style:justify-single-word="false"/>
    </style:style>
    <style:style style:name="P4" style:family="paragraph">
      <style:paragraph-properties style:punctuation-wrap="hanging" style:line-break="strict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solid" svg:stroke-width="0.06cm" svg:stroke-color="#ff3399" draw:fill="none" draw:fill-color="#ffff99" fo:min-height="1.12cm" fo:padding-top="0.03cm" fo:padding-bottom="0.03cm" fo:padding-left="0.03cm" fo:padding-right="0.03cm" fo:wrap-option="wrap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This is the <text:span text:style-name="T1">first</text:span> paragraph formatted with Style “default”(standard) from the source document.</text:p>
      <text:h text:style-name="Heading_20_1" text:outline-level="1">This is a picture from the source document:</text:h>
      <text:p text:style-name="P3"><draw:frame draw:style-name="fr1" draw:name="Grafik1" text:anchor-type="as-char" svg:width="4.18cm" svg:height="4.209cm" draw:z-index="0"><draw:image xlink:href="Pictures/20000007000010550000107047D3E406.svm" xlink:type="simple" xlink:show="embed" xlink:actuate="onLoad"/></draw:frame></text:p>
      <text:h text:style-name="Heading_20_2" text:outline-level="2">This is a table from the source document:</text:h>
      <table:table table:name="Tabelle1" table:style-name="Tabelle1">
        <table:table-column table:style-name="Tabelle1.A"/>
        <table:table-column table:style-name="Tabelle1.A"/>
        <table:table-column table:style-name="Tabelle1.A"/>
        <table:table-column table:style-name="Tabelle1.A"/>
        <table:table-column table:style-name="Tabelle1.A"/>
        <table:table-row>
          <table:table-cell table:style-name="Tabelle1.A1" office:value-type="string">
            <text:p text:style-name="Table_20_Contents">Text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E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<draw:frame draw:style-name="fr1" draw:name="Grafik2" text:anchor-type="as-char" svg:width="0.873cm" svg:height="2.171cm" draw:z-index="1"><draw:image xlink:href="Pictures/200000070000036A0000087BEDA45EE2.svm" xlink:type="simple" xlink:show="embed" xlink:actuate="onLoad"/></draw:frame></text:p>
          </table:table-cell>
          <table:table-cell table:style-name="Tabelle1.A2" office:value-type="string">
            <text:p text:style-name="P2"><draw:frame draw:style-name="fr1" draw:name="Grafik6" text:anchor-type="as-char" svg:width="0.873cm" svg:height="2.171cm" draw:z-index="5"><draw:image xlink:href="Pictures/200000070000036A0000087BEDA45EE2.svm" xlink:type="simple" xlink:show="embed" xlink:actuate="onLoad"/></draw:frame></text:p>
          </table:table-cell>
          <table:table-cell table:style-name="Tabelle1.A2" office:value-type="string">
            <text:p text:style-name="P1"><draw:frame draw:style-name="fr1" draw:name="Grafik3" text:anchor-type="as-char" svg:width="0.873cm" svg:height="2.171cm" draw:z-index="2"><draw:image xlink:href="Pictures/200000070000036A0000087BEDA45EE2.svm" xlink:type="simple" xlink:show="embed" xlink:actuate="onLoad"/></draw:frame></text:p>
          </table:table-cell>
          <table:table-cell table:style-name="Tabelle1.D2" office:value-type="string">
            <text:p text:style-name="P2"><draw:frame text:anchor-type="as-char" draw:z-index="7" draw:style-name="gr1" draw:text-style-name="P4" svg:width="2.117cm" svg:height="1.181cm"><draw:text-box><text:p>Textbox with Text</text:p></draw:text-box></draw:frame></text:p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Default_20_Text"><draw:frame draw:style-name="fr1" draw:name="Grafik5" text:anchor-type="as-char" svg:width="0.873cm" svg:height="2.171cm" draw:z-index="4"><draw:image xlink:href="Pictures/200000070000036A0000087BEDA45EE2.svm" xlink:type="simple" xlink:show="embed" xlink:actuate="onLoad"/></draw:frame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Default_20_Text"><draw:frame draw:style-name="fr1" draw:name="Grafik4" text:anchor-type="as-char" svg:width="0.873cm" svg:height="2.171cm" draw:z-index="3"><draw:image xlink:href="Pictures/200000070000036A0000087BEDA45EE2.svm" xlink:type="simple" xlink:show="embed" xlink:actuate="onLoad"/></draw:frame></text:p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Field:<text:time style:data-style-name="N41" text:time-value="2013-01-11T15:26:15.09" text:fixed="true">15:26:15</text:time>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Default_20_Text"/>
      <text:h text:style-name="Heading_20_3" text:outline-level="3">This is text box from the source document:</text:h>
      <text:p text:style-name="Default_20_Text"><draw:frame text:anchor-type="as-char" draw:z-index="6" draw:style-name="gr1" draw:text-style-name="P4" svg:width="2.117cm" svg:height="1.181cm"><draw:text-box><text:p>Textbox with Text</text:p></draw:text-box></draw:frame></text:p>
      <text:p text:style-name="Sourcetext">This is the paragraph formatted with Style “Sourcetext” that only an source document exists.</text:p>
      <text:p text:style-name="Default_20_Text">This is the <text:span text:style-name="T3">last</text:span> paragraph formatted with Style “default”(standard) from the source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text" style:family="paragraph" style:parent-style-name="Default_20_Text" style:next-style-name="Default_20_Text" style:master-page-name="">
      <style:paragraph-properties style:page-number="auto" fo:background-color="#66ff66" style:shadow="none">
        <style:background-image/>
      </style:paragraph-properties>
    </style:style>
    <style:style style:name="Heading_20_1" style:display-name="Heading 1" style:family="paragraph" style:parent-style-name="Default_20_Text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Default_20_Text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ander Lyalin</meta:initial-creator>
    <meta:creation-date>2013-01-11T15:15:54.86</meta:creation-date>
    <dc:date>2013-01-11T16:36:04.94</dc:date>
    <dc:creator>Alexander Lyalin</dc:creator>
    <meta:editing-duration>PT00H16M27S</meta:editing-duration>
    <meta:editing-cycles>11</meta:editing-cycles>
    <meta:generator>IBM_Lotus_Symphony/3.0$Win32 OpenOffice.org_project/310m11$Build-9399</meta:generator>
    <meta:document-statistic meta:table-count="1" meta:image-count="6" meta:object-count="0" meta:page-count="1" meta:paragraph-count="16" meta:word-count="69" meta:character-count="431"/>
    <meta:user-defined meta:name="Info 1"/>
    <meta:user-defined meta:name="Info 2"/>
    <meta:user-defined meta:name="Info 3"/>
    <meta:user-defined meta:name="Info 4"/>
  </office:meta>
</office:document-meta>
</file>